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40000016B9055A1007E865397.png" manifest:media-type="image/png"/>
  <manifest:file-entry manifest:full-path="Pictures/10000201000002C30000018AA5179343E99F998F.png" manifest:media-type="image/png"/>
  <manifest:file-entry manifest:full-path="Pictures/100002010000034C000001A148C77CA7F3FC53EC.png" manifest:media-type="image/png"/>
  <manifest:file-entry manifest:full-path="Pictures/10000201000002C00000016C80671DC752C55FDE.png" manifest:media-type="image/png"/>
  <manifest:file-entry manifest:full-path="Pictures/1000020100000349000001A828EB7B8E8E8E1CA6.png" manifest:media-type="image/png"/>
  <manifest:file-entry manifest:full-path="Pictures/10000201000002E400000181592A69B91060A157.png" manifest:media-type="image/png"/>
  <manifest:file-entry manifest:full-path="Pictures/10000201000003B7000001FBF88F8A7D05E3F80D.png" manifest:media-type="image/png"/>
  <manifest:file-entry manifest:full-path="Pictures/10000201000002E0000001775C41E7D4BCAC383F.png" manifest:media-type="image/png"/>
  <manifest:file-entry manifest:full-path="Pictures/100002010000076E00000410C00009E4AEBC43C5.png" manifest:media-type="image/png"/>
  <manifest:file-entry manifest:full-path="Pictures/10000201000002D90000018C291FC6E74E7F97D9.png" manifest:media-type="image/png"/>
  <manifest:file-entry manifest:full-path="Pictures/10000201000002E100000181DE1C1223BDC0F49E.png" manifest:media-type="image/png"/>
  <manifest:file-entry manifest:full-path="Pictures/1000020100000351000001C18BF0D6D4601CA0A4.png" manifest:media-type="image/png"/>
  <manifest:file-entry manifest:full-path="Pictures/10000201000002E10000017BAF1A9ACEB268FD29.png" manifest:media-type="image/png"/>
  <manifest:file-entry manifest:full-path="Pictures/1000020100000351000001C22F17F87E365FF839.png" manifest:media-type="image/png"/>
  <manifest:file-entry manifest:full-path="Pictures/1000020100000352000001B8B46839DDA025AE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497cm" svg:height="14.125cm" svg:x="0.206cm" svg:y="3.2cm">
          <draw:image xlink:href="Pictures/10000201000003B7000001FBF88F8A7D05E3F8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296cm" svg:height="14.2cm" svg:x="0.247cm" svg:y="3.4cm">
          <draw:image xlink:href="Pictures/10000201000002E400000181592A69B91060A1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6.836cm" svg:height="13.8cm" svg:x="0.642cm" svg:y="3.8cm">
          <draw:image xlink:href="Pictures/10000201000002E10000017BAF1A9ACEB268FD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186cm" svg:height="14.2cm" svg:x="0.468cm" svg:y="3.6cm">
          <draw:image xlink:href="Pictures/10000201000002E100000181DE1C1223BDC0F4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478cm" svg:height="14cm" svg:x="0.517cm" svg:y="3.8cm">
          <draw:image xlink:href="Pictures/10000201000002E0000001775C41E7D4BCAC38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99cm" svg:height="15.309cm" svg:x="0.147cm" svg:y="3.09cm">
          <draw:image xlink:href="Pictures/100002010000076E00000410C00009E4AEBC43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6.877cm" svg:height="14.6cm" svg:x="0.626cm" svg:y="3.4cm">
          <draw:image xlink:href="Pictures/10000201000002D90000018C291FC6E74E7F97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229cm" svg:height="14.4cm" svg:x="0.259cm" svg:y="3.4cm">
          <draw:image xlink:href="Pictures/1000020100000351000001C18BF0D6D4601CA0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7.546cm" svg:height="14.6cm" svg:x="0.29cm" svg:y="3.4cm">
          <draw:image xlink:href="Pictures/1000020100000351000001C22F17F87E365FF8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7.433cm" svg:height="14.2cm" svg:x="0.344cm" svg:y="3.6cm">
          <draw:image xlink:href="Pictures/1000020100000352000001B8B46839DDA025AE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7.374cm" svg:height="13.8cm" svg:x="0.372cm" svg:y="3.8cm">
          <draw:image xlink:href="Pictures/1000020100000349000001A828EB7B8E8E8E1C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7.527cm" svg:height="13.6cm" svg:x="0.09cm" svg:y="3.8cm">
          <draw:image xlink:href="Pictures/100002010000034C000001A148C77CA7F3FC53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26.992cm" svg:height="15.042cm" svg:x="0.608cm" svg:y="3.2cm">
          <draw:image xlink:href="Pictures/10000201000002C30000018AA5179343E99F99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7.273cm" svg:height="14.1cm" svg:x="0.327cm" svg:y="3.6cm">
          <draw:image xlink:href="Pictures/10000201000002C00000016C80671DC752C55F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27.309cm" svg:height="14cm" svg:x="0.211cm" svg:y="3.6cm">
          <draw:image xlink:href="Pictures/10000201000002C40000016B9055A1007E8653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8:48:03.101065651</meta:creation-date>
    <dc:date>2017-02-07T18:56:06.385968427</dc:date>
    <meta:editing-duration>PT8M3S</meta:editing-duration>
    <meta:editing-cycles>1</meta:editing-cycles>
    <meta:generator>LibreOffice/5.1.4.2$Linux_X86_64 LibreOffice_project/10m0$Build-2</meta:generator>
    <meta:document-statistic meta:object-count="66"/>
  </office:meta>
</office:document-meta>
</file>